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70000003627524EA38A6C3109.png" manifest:media-type="image/png"/>
  <manifest:file-entry manifest:full-path="Pictures/100002010000005300000053D0B353FD2ECE2D94.png" manifest:media-type="image/png"/>
  <manifest:file-entry manifest:full-path="Pictures/100002010000002B000000536870ACE58F5098DC.png" manifest:media-type="image/png"/>
  <manifest:file-entry manifest:full-path="Pictures/10000201000001EA000000FD9076076335F69F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Sans" svg:font-family="DejaVuSans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5" style:family="graphic" style:parent-style-name="objectwithoutfill">
      <style:graphic-properties svg:stroke-width="0.035cm" svg:stroke-color="#000000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color="#e8e8e8" draw:fill-color="#d0d0d0" draw:textarea-horizontal-align="justify" draw:textarea-vertical-align="middle" draw:auto-grow-height="false" fo:min-height="0.258cm" fo:min-width="0.008cm"/>
      <style:paragraph-properties style:writing-mode="lr-tb"/>
    </style:style>
    <style:style style:name="gr9" style:family="graphic" style:parent-style-name="standard">
      <style:graphic-properties svg:stroke-color="#e8e8e8" draw:fill-color="#bababa" draw:textarea-horizontal-align="justify" draw:textarea-vertical-align="middle" draw:auto-grow-height="false" fo:min-height="0.258cm" fo:min-width="0.389cm"/>
      <style:paragraph-properties style:writing-mode="lr-tb"/>
    </style:style>
    <style:style style:name="gr10" style:family="graphic" style:parent-style-name="standard">
      <style:graphic-properties svg:stroke-color="#e8e8e8" draw:fill-color="#939393" draw:textarea-horizontal-align="justify" draw:textarea-vertical-align="middle" draw:auto-grow-height="false" fo:min-height="0.258cm" fo:min-width="0.461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94c4df" draw:opacity="100%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fo:font-size="6pt"/>
    </style:style>
    <style:style style:name="P10" style:family="paragraph">
      <loext:graphic-properties draw:fill-color="#d0d0d0"/>
      <style:paragraph-properties fo:text-align="center" style:writing-mode="lr-tb"/>
      <style:text-properties fo:font-size="6pt"/>
    </style:style>
    <style:style style:name="P11" style:family="paragraph">
      <loext:graphic-properties draw:fill-color="#bababa"/>
      <style:paragraph-properties fo:text-align="center" style:writing-mode="lr-tb"/>
      <style:text-properties fo:font-size="6pt"/>
    </style:style>
    <style:style style:name="P12" style:family="paragraph">
      <loext:graphic-properties draw:fill-color="#939393"/>
      <style:paragraph-properties fo:text-align="center" style:writing-mode="lr-tb"/>
      <style:text-properties fo:font-size="6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erif" fo:font-size="6pt" style:font-size-asian="6pt" style:font-name-complex="DejaVuSans1" style:font-size-complex="6pt"/>
    </style:style>
    <style:style style:name="T5" style:family="text">
      <style:text-properties fo:font-size="6pt"/>
    </style:style>
    <style:style style:name="T6" style:family="text">
      <style:text-properties fo:color="#000000" style:font-name="Liberation Serif" fo:font-size="6pt" style:font-size-asian="10pt" style:font-name-complex="DejaVuSans1" style:font-size-complex="10pt"/>
    </style:style>
    <style:style style:name="T7" style:family="text">
      <style:text-properties fo:font-size="6pt"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159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3">Streamlined acceleration</text:span></text:p>
              </text:list-item>
              <text:list-item>
                <text:p text:style-name="P3"><text:span text:style-name="T2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91cm" svg:height="2.108cm" svg:x="8.832cm" svg:y="3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827cm" svg:y1="4.194cm" svg:x2="8.807cm" svg:y2="4.194cm">
          <text:p/>
        </draw:line>
        <draw:line draw:style-name="gr6" draw:text-style-name="P5" draw:layer="layout" svg:x1="7.954cm" svg:y1="4.321cm" svg:x2="8.132cm" svg:y2="4.067cm">
          <text:p/>
        </draw:line>
        <draw:frame draw:style-name="gr7" draw:text-style-name="P8" draw:layer="layout" svg:width="0.51cm" svg:height="0.284cm" svg:x="7.949cm" svg:y="3.783cm">
          <draw:text-box>
            <text:p text:style-name="P7"><text:span text:style-name="T4">32-bit</text:span></text:p>
          </draw:text-box>
        </draw:frame>
        <draw:custom-shape draw:style-name="gr8" draw:text-style-name="P10" draw:layer="layout" svg:width="0.508cm" svg:height="0.508cm" svg:x="4.965cm" svg:y="3.933cm">
          <text:p text:style-name="P9"><text:span text:style-name="T5">sign</text:span></text:p>
          <text:p text:style-name="P9"><text:span text:style-name="T5">1-bi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889cm" svg:height="0.508cm" svg:x="5.473cm" svg:y="3.933cm">
          <text:p text:style-name="P9"><text:span text:style-name="T5">exponent</text:span></text:p>
          <text:p text:style-name="P9"><text:span text:style-name="T5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961cm" svg:height="0.508cm" svg:x="6.362cm" svg:y="3.933cm">
          <text:p text:style-name="P9"><text:span text:style-name="T5">mantissa</text:span></text:p>
          <text:p text:style-name="P9"><text:span text:style-name="T5">23-bi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827cm" svg:y1="5.294cm" svg:x2="8.807cm" svg:y2="5.294cm">
          <text:p/>
        </draw:line>
        <draw:line draw:style-name="gr11" draw:text-style-name="P5" draw:layer="layout" svg:x1="7.954cm" svg:y1="5.421cm" svg:x2="8.132cm" svg:y2="5.167cm">
          <text:p/>
        </draw:line>
        <draw:line draw:style-name="gr5" draw:text-style-name="P5" draw:layer="layout" svg:x1="10.905cm" svg:y1="4.772cm" svg:x2="11.885cm" svg:y2="4.772cm">
          <text:p/>
        </draw:line>
        <draw:line draw:style-name="gr11" draw:text-style-name="P5" draw:layer="layout" svg:x1="11.032cm" svg:y1="4.899cm" svg:x2="11.21cm" svg:y2="4.645cm">
          <text:p/>
        </draw:line>
        <draw:frame draw:style-name="gr12" draw:text-style-name="P13" draw:layer="layout" svg:width="0.84cm" svg:height="0.33cm" svg:x="10.967cm" svg:y="4.939cm">
          <draw:text-box>
            <text:p text:style-name="P7"><text:span text:style-name="T6">IEEE 754</text:span></text:p>
          </draw:text-box>
        </draw:frame>
        <draw:frame draw:style-name="gr13" draw:text-style-name="P8" draw:layer="layout" svg:width="0.51cm" svg:height="0.284cm" svg:x="11.119cm" svg:y="4.361cm">
          <draw:text-box>
            <text:p text:style-name="P7"><text:span text:style-name="T4">32-bit</text:span></text:p>
          </draw:text-box>
        </draw:frame>
        <draw:custom-shape draw:style-name="gr9" draw:text-style-name="P11" draw:layer="layout" svg:width="0.889cm" svg:height="0.508cm" svg:x="5.473cm" svg:y="5.033cm">
          <text:p text:style-name="P9"><text:span text:style-name="T5">exponent</text:span></text:p>
          <text:p text:style-name="P9"><text:span text:style-name="T7">E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961cm" svg:height="0.508cm" svg:x="6.362cm" svg:y="5.033cm">
          <text:p text:style-name="P9"><text:span text:style-name="T5">mantissa</text:span></text:p>
          <text:p text:style-name="P9"><text:span text:style-name="T7">M-bit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4cm" svg:height="0.33cm" svg:x="7.797cm" svg:y="4.375cm">
          <draw:text-box>
            <text:p text:style-name="P7"><text:span text:style-name="T6">IEEE 754</text:span></text:p>
          </draw:text-box>
        </draw:frame>
        <draw:custom-shape draw:style-name="gr8" draw:text-style-name="P10" draw:layer="layout" svg:width="0.508cm" svg:height="0.508cm" svg:x="4.965cm" svg:y="5.033cm">
          <text:p text:style-name="P9"><text:span text:style-name="T5">sign</text:span></text:p>
          <text:p text:style-name="P9"><text:span text:style-name="T7">S-bit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844cm" svg:height="0.952cm" svg:x="8.943cm" svg:y="4.295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4" draw:text-style-name="P5" draw:layer="layout" svg:width="0.13cm" svg:height="0.251cm" svg:x="7.568cm" svg:y="4.0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4" draw:text-style-name="P5" draw:layer="layout" svg:width="0.256cm" svg:height="0.256cm" svg:x="7.508cm" svg:y="5.14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4" draw:text-style-name="P5" draw:layer="layout" svg:width="0.156cm" svg:height="0.216cm" svg:x="11.96cm" svg:y="4.664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5" draw:text-style-name="P14" draw:layer="layout" svg:width="6.161cm" svg:height="0.887cm" svg:x="5.137cm" svg:y="2.208cm">
          <draw:text-box>
            <text:p text:style-name="P1"><text:span text:style-name="T8">Multiply-accumulate unit</text:span></text:p>
            <text:p text:style-name="P1"><text:span text:style-name="T8">Hybrid custom floating-point computation</text:span></text:p>
          </draw:text-box>
        </draw:frame>
        <draw:frame draw:style-name="gr13" draw:text-style-name="P8" draw:layer="layout" svg:width="0.51cm" svg:height="0.284cm" svg:x="7.949cm" svg:y="4.883cm">
          <draw:text-box>
            <text:p text:style-name="P7"><text:span text:style-name="T4">Nw</text:span></text:p>
          </draw:text-box>
        </draw:frame>
        <draw:frame draw:style-name="gr13" draw:text-style-name="P8" draw:layer="layout" svg:width="0.51cm" svg:height="0.284cm" svg:x="7.949cm" svg:y="5.483cm">
          <draw:text-box>
            <text:p text:style-name="P7"><text:span text:style-name="T4">Kno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Sans" svg:font-family="DejaVuSans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5:49.355203221</dc:date>
    <meta:editing-duration>PT4H56M20S</meta:editing-duration>
    <meta:editing-cycles>72</meta:editing-cycles>
    <meta:generator>LibreOffice/6.4.7.2$Linux_X86_64 LibreOffice_project/40$Build-2</meta:generator>
    <meta:document-statistic meta:object-count="27"/>
  </office:meta>
</office:document-meta>
</file>